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76cm" svg:stroke-color="#000000" svg:stroke-opacity="100%" draw:stroke-linejoin="round" draw:fill="none" fo:padding-top="0.163cm" fo:padding-bottom="0.163cm" fo:padding-left="0.288cm" fo:padding-right="0.288cm"/>
    </style:style>
  </office:automatic-styles>
  <office:body>
    <office:drawing>
      <draw:page draw:name="page1" draw:style-name="dp1" draw:master-page-name="_31_">
        <draw:polygon draw:style-name="gr1" draw:layer="layout" svg:width="0.098cm" svg:height="0.999cm" svg:x="2.95cm" svg:y="1.55cm" svg:viewBox="0 0 99 1000" draw:points="0,1000 99,1000 99,0 0,0">
          <text:p/>
        </draw:polygon>
        <draw:line draw:style-name="gr2" draw:layer="layout" svg:x1="2.9cm" svg:y1="1.55cm" svg:x2="2.9cm" svg:y2="1.849cm">
          <text:p/>
        </draw:line>
        <draw:line draw:style-name="gr2" draw:layer="layout" svg:x1="2.85cm" svg:y1="2.55cm" svg:x2="3.149cm" svg:y2="2.55cm">
          <text:p/>
        </draw:line>
        <draw:polygon draw:style-name="gr1" draw:layer="layout" svg:width="1.498cm" svg:height="1.499cm" svg:x="1.2cm" svg:y="1.3cm" svg:viewBox="0 0 1499 1500" draw:points="0,1500 1499,1500 1499,0 0,0">
          <text:p/>
        </draw:polygon>
        <draw:line draw:style-name="gr3" draw:layer="layout" svg:x1="2.029cm" svg:y1="2.272cm" svg:x2="1.679cm" svg:y2="1.727cm">
          <text:p/>
        </draw:line>
        <draw:line draw:style-name="gr3" draw:layer="layout" svg:x1="2.029cm" svg:y1="2.273cm" svg:x2="2.029cm" svg:y2="2.6cm">
          <text:p/>
        </draw:line>
        <draw:line draw:style-name="gr3" draw:layer="layout" svg:x1="2.031cm" svg:y1="1.836cm" svg:x2="2.031cm" svg:y2="1.4cm">
          <text:p/>
        </draw:line>
        <draw:line draw:style-name="gr3" draw:layer="layout" svg:x1="1.68cm" svg:y1="1.836cm" svg:x2="2.03cm" svg:y2="1.8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55:11.234000000</meta:creation-date>
    <meta:editing-duration>PT10S</meta:editing-duration>
    <meta:editing-cycles>2</meta:editing-cycles>
    <meta:generator>LibreOffice/4.3.6.2$Windows_x86 LibreOffice_project/d50a87b2e514536ed401c18000dad4660b6a169e</meta:generator>
    <dc:date>2015-09-29T09:55:21.031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9T09:55:11.156000000"/>
  </office:meta>
</office:document-meta>
</file>